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FreeSans, sans-serif"/>
    <style:font-face style:name="Arial1" svg:font-family="Arial" style:font-family-generic="swiss" style:font-pitch="variable"/>
    <style:font-face style:name="Courier New" svg:font-family="'Courier New'" style:font-family-generic="modern" style:font-pitch="fixed"/>
    <style:font-face style:name="Lohit Hindi" svg:font-family="'Lohit Hindi'" style:font-family-generic="system" style:font-pitch="variable"/>
    <style:font-face style:name="Lohit Hindi1" svg:font-family="'Lohit Hindi'"/>
    <style:font-face style:name="Menlo-Regular" svg:font-family="Menlo-Regular"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rsid="0011b970" officeooo:paragraph-rsid="0011b970" style:font-weight-asian="normal" style:font-weight-complex="normal"/>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break-before="page"/>
    </style:style>
    <style:style style:name="P9" style:family="paragraph" style:parent-style-name="Standard">
      <style:text-properties fo:font-weight="normal" officeooo:paragraph-rsid="0013430a" style:font-weight-asian="normal" style:font-weight-complex="normal"/>
    </style:style>
    <style:style style:name="P1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normal" style:font-weight-asian="normal" style:font-weight-complex="normal"/>
    </style:style>
    <style:style style:name="P1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normal" officeooo:paragraph-rsid="0014b1c0" style:font-weight-asian="normal" style:font-weight-complex="normal"/>
    </style:style>
    <style:style style:name="P12" style:family="paragraph" style:parent-style-name="Standard">
      <style:text-properties fo:font-weight="normal" officeooo:paragraph-rsid="0014b1c0" style:font-weight-asian="normal" style:font-weight-complex="normal"/>
    </style:style>
    <style:style style:name="P1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14b1c0"/>
    </style:style>
    <style:style style:name="P1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style:font-size-asian="11pt"/>
    </style:style>
    <style:style style:name="P16" style:family="paragraph" style:parent-style-name="Standard">
      <style:text-properties fo:font-weight="bold" officeooo:paragraph-rsid="0014b1c0" style:font-weight-asian="bold" style:font-weight-complex="bold"/>
    </style:style>
    <style:style style:name="P17" style:family="paragraph" style:parent-style-name="Standard">
      <style:text-properties style:font-name="Times New Roman" fo:font-weight="normal" officeooo:rsid="0014b1c0" officeooo:paragraph-rsid="0014b1c0"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f2305" style:font-weight-asian="normal" style:font-weight-complex="normal"/>
    </style:style>
    <style:style style:name="T4" style:family="text">
      <style:text-properties fo:font-weight="normal" officeooo:rsid="0011b970" style:font-weight-asian="normal" style:font-weight-complex="normal"/>
    </style:style>
    <style:style style:name="T5" style:family="text">
      <style:text-properties officeooo:rsid="000eabbc"/>
    </style:style>
    <style:style style:name="T6" style:family="text">
      <style:text-properties officeooo:rsid="000f2305"/>
    </style:style>
    <style:style style:name="T7" style:family="text">
      <style:text-properties officeooo:rsid="0011b970"/>
    </style:style>
    <style:style style:name="T8" style:family="text">
      <style:text-properties fo:color="#000000" loext:opacity="100%" style:font-name="Menlo-Regular" fo:font-size="11pt" style:font-size-asian="11pt"/>
    </style:style>
    <style:style style:name="T9" style:family="text">
      <style:text-properties fo:color="#000000" loext:opacity="100%" style:font-name="Menlo-Regular" fo:font-size="11pt" officeooo:rsid="0014b1c0" style:font-size-asian="11pt"/>
    </style:style>
    <style:style style:name="T10" style:family="text">
      <style:text-properties fo:color="#000000" loext:opacity="100%" fo:font-size="11pt" style:font-size-asian="11pt"/>
    </style:style>
    <style:style style:name="T11" style:family="text">
      <style:text-properties officeooo:rsid="0014b1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Lab Report</text:p>
      <text:p text:style-name="P2"/>
      <text:p text:style-name="P7">ECPE 170 – Computer Systems and Networks – <text:span text:style-name="T5">Spring </text:span><text:span text:style-name="T6">202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Name:<text:tab/></text:span><text:tab/><text:span text:style-name="T3">Dean Shin</text:span></text:p>
      <text:p text:style-name="Standard"/>
      <text:p text:style-name="Standard"><text:span text:style-name="T1">Lab Topic:</text:span><text:tab/><text:span text:style-name="T7">Network Socket Programming (Basic)</text:span><text:span text:style-name="T2"> <text:s text:c="2"/>(Lab #: </text:span><text:span text:style-name="T4">0007</text:span><text:span text:style-name="T2">)</text:span></text:p>
      <text:p text:style-name="Standard"/>
      <text:p text:style-name="Standard"/>
      <text:p text:style-name="P8"><text:span text:style-name="T1">Question #1: </text:span><text:tab/></text:p>
      <text:p text:style-name="Standard">What is first line of the python script that starts with #! doing? <text:s/>Where in ECPE 170 have you seen this before?</text:p>
      <text:p text:style-name="P1">Answer:</text:p>
      <text:p text:style-name="P4">The #!, also known as the shebang, tells the computer what interpreter to use to run the file when it is executed. If the shebang is not there, then the computer will not know what type of program everything else in the file is, so it will not know which interpreter to use. We saw the shebang previously when creating shell scripts.</text:p>
      <text:p text:style-name="Standard"/>
      <text:p text:style-name="Standard"/>
      <text:p text:style-name="Standard"/>
      <text:p text:style-name="P1">Question #2:</text:p>
      <text:p text:style-name="P9">Document the HTTP request and the server response when you manually download the HTML file at http://spaceref.com via Netcat. </text:p>
      <text:p text:style-name="P9">(By "document", you should provide the full client request and a partial server response (top 40-50 lines is sufficient for me to tell if you downloaded the right file). The script utility can make this capture easy for you - see below.)</text:p>
      <text:p text:style-name="P1">Answer:</text:p>
      <text:p text:style-name="P10"><text:span text:style-name="T8">GE</text:span><text:span text:style-name="T9">T</text:span><text:span text:style-name="T8"> / HTTP/1.1</text:span></text:p>
      <text:p text:style-name="P13"><text:span text:style-name="T8">Host: www.google.com</text:span></text:p>
      <text:p text:style-name="P13"><text:span text:style-name="T8">Connection: close</text:span></text:p>
      <text:p text:style-name="P15"/>
      <text:p text:style-name="P13"><text:span text:style-name="T8">HTTP/1.1 200 OK</text:span></text:p>
      <text:p text:style-name="P13"><text:span text:style-name="T8">Date: Thu, 24 Mar 2022 19:04:13 GMT</text:span></text:p>
      <text:p text:style-name="P13"><text:span text:style-name="T8">Server: Apache/2.2.22 (Ubuntu)</text:span></text:p>
      <text:p text:style-name="P13"><text:span text:style-name="T8">X-Powered-By: PHP/5.3.10-1ubuntu3.13</text:span></text:p>
      <text:p text:style-name="P13"><text:span text:style-name="T8">Vary: Accept-Encoding</text:span></text:p>
      <text:p text:style-name="P13"><text:span text:style-name="T8">Connection: close</text:span></text:p>
      <text:p text:style-name="P13"><text:span text:style-name="T8">Transfer-Encoding: chunked</text:span></text:p>
      <text:p text:style-name="P13"><text:span text:style-name="T8">Content-Type: text/html</text:span></text:p>
      <text:p text:style-name="P15"/>
      <text:p text:style-name="P13"><text:span text:style-name="T8">33df</text:span></text:p>
      <text:p text:style-name="P13"><text:span text:style-name="T8">&lt;!DOCTYPE html&gt;</text:span></text:p>
      <text:p text:style-name="P13"><text:span text:style-name="T8">&lt;html lang="en"&gt;</text:span></text:p>
      <text:p text:style-name="P13"><text:span text:style-name="T8">&lt;head&gt;</text:span></text:p>
      <text:p text:style-name="P13"><text:span text:style-name="T8"><text:s text:c="4"/>&lt;title&gt;SpaceRef&lt;/title&gt;</text:span></text:p>
      <text:p text:style-name="P13"><text:span text:style-name="T8"><text:s text:c="4"/>&lt;meta http-equiv="Content-Type" content="text/html; charset=utf-8" /&gt;</text:span></text:p>
      <text:p text:style-name="P15"/>
      <text:p text:style-name="P13"><text:span text:style-name="T8"><text:s text:c="4"/>&lt;!-- description --&gt;</text:span></text:p>
      <text:p text:style-name="P13"><text:span text:style-name="T8"><text:s text:c="4"/>&lt;meta name="generator" content="JetBrains PhpStorm/Intercat/Movable Type Pro" /&gt;</text:span></text:p>
      <text:p text:style-name="P13"><text:span text:style-name="T8"><text:s text:c="4"/>&lt;META NAME="description" content="SpaceRef is a space news and reference site. This includes space exploration and missions, a space calendar of events, interactive space news and a space directory and search engine."&gt;</text:span></text:p>
      <text:p text:style-name="P13"><text:span text:style-name="T8"><text:s text:c="4"/>&lt;META NAME="keywords" content="space,space exploration,nasa watch,astrobiology,mars,space search engine"&gt;</text:span></text:p>
      <text:p text:style-name="P13"><text:span text:style-name="T8"><text:s text:c="4"/>&lt;META NAME="subject" CONTENT="Science:Space"&gt;</text:span></text:p>
      <text:p text:style-name="P3"/>
      <text:p text:style-name="Standard"/>
      <text:p text:style-name="Standard"/>
      <text:p text:style-name="P16"><text:soft-page-break/>Question #<text:span text:style-name="T11">3</text:span>:</text:p>
      <text:p text:style-name="P12">Document the HTTP request and the server response when you manually download the HTML file at http://neverssl.com/ via Netcat</text:p>
      <text:p text:style-name="P16">Answer:</text:p>
      <text:p text:style-name="P11"><text:span text:style-name="T8">GET / HTTP/1.1</text:span></text:p>
      <text:p text:style-name="P13"><text:span text:style-name="T8">Host: neverssl.com</text:span></text:p>
      <text:p text:style-name="P13"><text:span text:style-name="T8">Connection: close</text:span></text:p>
      <text:p text:style-name="P15"/>
      <text:p text:style-name="P13"><text:span text:style-name="T8">HTTP/1.1 200 OK</text:span></text:p>
      <text:p text:style-name="P13"><text:span text:style-name="T8">Content-Type: text/html</text:span></text:p>
      <text:p text:style-name="P13"><text:span text:style-name="T8">Content-Length: 3961</text:span></text:p>
      <text:p text:style-name="P13"><text:span text:style-name="T8">Connection: close</text:span></text:p>
      <text:p text:style-name="P13"><text:span text:style-name="T8">Last-Modified: Thu, 04 Nov 2021 18:27:33 GMT</text:span></text:p>
      <text:p text:style-name="P13"><text:span text:style-name="T8">Accept-Ranges: bytes</text:span></text:p>
      <text:p text:style-name="P13"><text:span text:style-name="T8">Server: AmazonS3</text:span></text:p>
      <text:p text:style-name="P13"><text:span text:style-name="T8">Date: Wed, 23 Mar 2022 23:45:45 GMT</text:span></text:p>
      <text:p text:style-name="P13"><text:span text:style-name="T8">ETag: "41f0211ff315bbd7e2b6dc2e98143935"</text:span></text:p>
      <text:p text:style-name="P13"><text:span text:style-name="T8">Vary: Accept-Encoding</text:span></text:p>
      <text:p text:style-name="P13"><text:span text:style-name="T8">Cache-Control: public, max-age=86400</text:span></text:p>
      <text:p text:style-name="P13"><text:span text:style-name="T8">X-Cache: Hit from cloudfront</text:span></text:p>
      <text:p text:style-name="P13"><text:span text:style-name="T8">Via: 1.1 c4f3ed9d980b0f0938aa71b835d9bf96.cloudfront.net (CloudFront)</text:span></text:p>
      <text:p text:style-name="P13"><text:span text:style-name="T8">X-Amz-Cf-Pop: SFO53-C1</text:span></text:p>
      <text:p text:style-name="P13"><text:span text:style-name="T8">X-Amz-Cf-Id: pPKThYSY6S2ZqyFAzsmfbpdLrPf_8z4KTWcEBiO7GiGk1Mhc0ocdLw==</text:span></text:p>
      <text:p text:style-name="P13"><text:span text:style-name="T8">Age: 70538</text:span></text:p>
      <text:p text:style-name="P15"/>
      <text:p text:style-name="P13"><text:span text:style-name="T8">&lt;html&gt;</text:span></text:p>
      <text:p text:style-name="P13"><text:span text:style-name="T8"><text:tab/>&lt;head&gt;</text:span></text:p>
      <text:p text:style-name="P13"><text:span text:style-name="T8"><text:tab/><text:tab/>&lt;title&gt;NeverSSL - Connecting ... &lt;/title&gt;</text:span></text:p>
      <text:p text:style-name="P13"><text:span text:style-name="T8"><text:tab/><text:tab/>&lt;style&gt;</text:span></text:p>
      <text:p text:style-name="P13"><text:span text:style-name="T8"><text:tab/><text:tab/>body {</text:span></text:p>
      <text:p text:style-name="P13"><text:span text:style-name="T8"><text:tab/><text:tab/><text:tab/>font-family: Montserrat, helvetica, arial, sans-serif;</text:span></text:p>
      <text:p text:style-name="P13"><text:span text:style-name="T8"><text:tab/><text:tab/><text:tab/>font-size: 16x;</text:span></text:p>
      <text:p text:style-name="P13"><text:span text:style-name="T8"><text:tab/><text:tab/><text:tab/>color: #444444;</text:span></text:p>
      <text:p text:style-name="P13"><text:span text:style-name="T8"><text:tab/><text:tab/><text:tab/>margin: 0;</text:span></text:p>
      <text:p text:style-name="P13"><text:span text:style-name="T8"><text:tab/><text:tab/>}</text:span></text:p>
      <text:p text:style-name="P12"/>
      <text:p text:style-name="P12"/>
      <text:p text:style-name="P16">Question #<text:span text:style-name="T11">4</text:span>:</text:p>
      <text:p text:style-name="P12">Document the HTTP request and the server response when you manually download the PNG image file at http://spaceref.com/img/logo_320red.png via Netcat <text:line-break/><text:line-break/>Note: Is there a good reason why it doesn't make sense to include the server response (at least, the data portion) in your lab report? <text:s/>On a related note, if your Terminal window hangs during this step, at least you'll know why!</text:p>
      <text:p text:style-name="P16">Answer:</text:p>
      <text:p text:style-name="P11"><text:span text:style-name="T8">nc spaceref.com 80 <text:s text:c="5"/></text:span></text:p>
      <text:p text:style-name="P13"><text:span text:style-name="T8">GET /img/logo_320red.png</text:span></text:p>
      <text:p text:style-name="P14"><text:span text:style-name="T8">Host: neverssl.com</text:span></text:p>
      <text:p text:style-name="P14"><text:span text:style-name="T8">Connection: close</text:span></text:p>
      <text:p text:style-name="P14"><text:span text:style-name="T8"/></text:p>
      <text:p text:style-name="P13"><text:span text:style-name="T8">?PNG</text:span></text:p>
      <text:p text:style-name="P15"><text:soft-page-break/></text:p>
      <text:p text:style-name="P13"><text:span text:style-name="T8">?tEXtSoftwareAdobe ImageReadyq?e&lt;</text:span></text:p>
      <text:p text:style-name="P13"><text:span text:style-name="T8"><text:s text:c="33"/>IDATx??an۸Ǚ ??x{???~{? ?<text:tab/>꜠?<text:tab/>???<text:tab/>??@?<text:tab/>????<text:tab/>???v??x??y?Bܴ?</text:span></text:p>
      <text:p text:style-name="P12"><text:span text:style-name="T8"><text:s text:c="29"/>EJ????X?25$????????c?&amp;@? <text:s/>@? ??g?&gt;899??%[???J????????w??JM?W0?/mX?e?F_??S*????T?Ė??}???֧T?m?rT&amp;?????'?&gt;dЈ?H_??Ou?}}??l=?????3?6?2?v8??l??|Uz%ʒ?????????.???,????m??_??7??u???L?3?&lt;ʾ?</text:span></text:p>
      <text:p text:style-name="P12"><text:span text:style-name="T8"/></text:p>
      <text:p text:style-name="P17"><text:span text:style-name="T10">The reason why it doesn’t make sense for the server response (the data portion) to be included is, as shown above, the data is not in text format, so it displays in a nonsensical format when forced to display in ASCII.</text:span></text:p>
      <text:p text:style-name="P17"><text:span text:style-name="T10"/></text:p>
      <text:p text:style-name="P17"><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FreeSans, sans-serif"/>
    <style:font-face style:name="Arial1" svg:font-family="Arial" style:font-family-generic="swiss" style:font-pitch="variable"/>
    <style:font-face style:name="Courier New" svg:font-family="'Courier New'" style:font-family-generic="modern" style:font-pitch="fixed"/>
    <style:font-face style:name="Lohit Hindi" svg:font-family="'Lohit Hindi'" style:font-family-generic="system" style:font-pitch="variable"/>
    <style:font-face style:name="Lohit Hindi1" svg:font-family="'Lohit Hindi'"/>
    <style:font-face style:name="Menlo-Regular" svg:font-family="Menlo-Regular"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2-08-05T16:35:11</meta:creation-date>
    <dc:date>2022-03-24T12:24:21.382688442</dc:date>
    <meta:editing-duration>PT1H10M56S</meta:editing-duration>
    <meta:editing-cycles>13</meta:editing-cycles>
    <meta:generator>LibreOffice/7.2.5.2$MacOSX_AARCH64 LibreOffice_project/499f9727c189e6ef3471021d6132d4c694f357e5</meta:generator>
    <meta:document-statistic meta:table-count="0" meta:image-count="0" meta:object-count="0" meta:page-count="4" meta:paragraph-count="78" meta:word-count="497" meta:character-count="3766" meta:non-whitespace-character-count="3220"/>
  </office:meta>
</office:document-meta>
</file>